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2" style:family="paragraph" style:parent-style-name="Footer">
      <style:paragraph-properties fo:text-align="end" style:justify-single-word="false" style:snap-to-layout-grid="false"/>
    </style:style>
    <style:style style:name="P13" style:family="paragraph" style:parent-style-name="Footer">
      <style:text-properties fo:language="fr" fo:country="BE"/>
    </style:style>
    <style:style style:name="P14" style:family="paragraph" style:parent-style-name="SubTitle">
      <style:text-properties officeooo:paragraph-rsid="000da6d9"/>
    </style:style>
    <style:style style:name="P15" style:family="paragraph" style:parent-style-name="Standard">
      <style:text-properties fo:font-style="italic" officeooo:rsid="000da6d9" officeooo:paragraph-rsid="000da6d9" style:font-style-asian="italic" style:font-style-complex="italic"/>
    </style:style>
    <style:style style:name="P16" style:family="paragraph" style:parent-style-name="Heading" style:master-page-name="Standard">
      <style:paragraph-properties style:page-number="auto"/>
    </style:style>
    <style:style style:name="P17" style:family="paragraph" style:parent-style-name="SubTitle">
      <style:text-properties officeooo:rsid="000da6d9" officeooo:paragraph-rsid="000da6d9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da6d9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85586960" text:id="ct8558696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84146192" text:id="ct84146192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84866672" text:id="ct84866672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84652864" text:id="ct8465286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83883008" text:id="ct8388300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84921904" text:id="ct84921904">
          <text:insertion>
            <office:change-info>
              <dc:creator>Auteur inconnu</dc:creator>
              <dc:date>2017-02-21T09:50:00</dc:date>
            </office:change-info>
          </text:insertion>
        </text:changed-region>
        <text:changed-region xml:id="ct87911312" text:id="ct8791131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84948144" text:id="ct8494814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change-start text:change-id="ct85586960"/>self.Title()<text:change-end text:change-id="ct85586960"/> </text:p>
      <text:p text:style-name="P17"><text:change-start text:change-id="ct84146192"/>view.translate('decisions')<text:change-end text:change-id="ct84146192"/></text:p>
      <text:p text:style-name="P4"/>
      <text:p text:style-name="P15"><text:change-start text:change-id="ct84866672"/>view.translate('PloneMeeting_label_assembly')<text:change-end text:change-id="ct84866672"/></text:p>
      <text:p text:style-name="P4"/>
      <text:p text:style-name="Standard">A<office:annotation><dc:date>2008-01-24T00:00:00</dc:date><text:p>do text</text:p><text:p>from xhtml(view.prin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84652864"/>item.getItemNumber(relativeTo='meeting')<text:change-end text:change-id="ct84652864"/>. <text:change-start text:change-id="ct83883008"/>item.Title()<text:change-end text:change-id="ct83883008"/> </text:p>
        <text:p text:style-name="Standard"><office:annotation><dc:date>2007-09-24T00:00:00</dc:date><text:p>do text</text:p><text:p>from xhtml(item.Description())</text:p><text:p/></office:annotation>Description </text:p>
        <text:p text:style-name="Standard"/>
        <text:p text:style-name="P5">Decision</text:p>
        <text:p text:style-name="Standard"><office:annotation><dc:date>2007-09-24T00:00:00</dc:date><text:p>do text</text:p><text:p>from xhtml(item.getDeliberation())</text:p><text:p/></office:annotation>Decision </text:p>
      </text:section>
      <text:section text:style-name="Sect1" text:name="LateItems">
        <text:p text:style-name="P6"/>
        <text:p text:style-name="P14"><office:annotation><dc:date>2007-10-31T00:00:00</dc:date><text:p>do section- if self.getItemsInOrder(late=True, uids=itemUids)</text:p></office:annotation><text:change-start text:change-id="ct84921904"/><text:span text:style-name="T4">view.translate('late_presented_items')</text:span><text:change-end text:change-id="ct84921904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87911312"/>item.getItemNumber(relativeTo='meeting')<text:change-end text:change-id="ct87911312"/>. <text:change-start text:change-id="ct84948144"/>item.Title()<text:change-end text:change-id="ct84948144"/> </text:p>
              <text:p text:style-name="Standard"><office:annotation><dc:date>2007-10-31T00:00:00</dc:date><text:p>do text</text:p><text:p>from xhtml(item.Description())</text:p></office:annotation>Description</text:p>
              <text:p text:style-name="Standard"/>
              <text:p text:style-name="P5">Decision</text:p>
              <text:p text:style-name="Standard"><office:annotation><dc:date>2007-10-31T00:00:00</dc:date><text:p>do text</text:p><text:p>from xhtml(item.getDeliberation())</text:p></office:annotation>Decision </text:p>
            </table:table-cell>
          </table:table-row>
        </table:table>
        <text:p text:style-name="P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date>2018-06-25T11:18:49.178680806</dc:date>
    <dc:language>fr-BE</dc:language>
    <meta:editing-cycles>101</meta:editing-cycles>
    <meta:editing-duration>P1DT6H53M57S</meta:editing-duration>
    <meta:document-statistic meta:table-count="3" meta:image-count="1" meta:object-count="0" meta:page-count="1" meta:paragraph-count="15" meta:word-count="18" meta:character-count="304" meta:non-whitespace-character-count="29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